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 style:list-style-name=""/>
    <style:style style:name="P2" style:family="paragraph" style:parent-style-name="Heading_20_1">
      <style:paragraph-properties fo:break-before="page"/>
    </style:style>
    <style:style style:name="P3" style:family="paragraph" style:parent-style-name="Heading_20_2">
      <style:text-properties officeooo:paragraph-rsid="00346583"/>
    </style:style>
    <style:style style:name="P4" style:family="paragraph" style:parent-style-name="Standard">
      <style:text-properties officeooo:rsid="000e35fe" officeooo:paragraph-rsid="000e35fe"/>
    </style:style>
    <style:style style:name="P5" style:family="paragraph" style:parent-style-name="Standard">
      <style:text-properties officeooo:rsid="0010653d" officeooo:paragraph-rsid="0010653d"/>
    </style:style>
    <style:style style:name="P6" style:family="paragraph" style:parent-style-name="Standard">
      <style:text-properties officeooo:rsid="0012adad" officeooo:paragraph-rsid="0012adad"/>
    </style:style>
    <style:style style:name="P7" style:family="paragraph" style:parent-style-name="Standard">
      <style:text-properties officeooo:rsid="00170209" officeooo:paragraph-rsid="00170209"/>
    </style:style>
    <style:style style:name="P8" style:family="paragraph" style:parent-style-name="Standard">
      <style:text-properties officeooo:rsid="00170209" officeooo:paragraph-rsid="002750cf"/>
    </style:style>
    <style:style style:name="P9" style:family="paragraph" style:parent-style-name="Standard">
      <style:text-properties officeooo:rsid="0017875e" officeooo:paragraph-rsid="0017875e"/>
    </style:style>
    <style:style style:name="P10" style:family="paragraph" style:parent-style-name="Standard">
      <style:text-properties officeooo:rsid="001b9d42" officeooo:paragraph-rsid="001b9d42"/>
    </style:style>
    <style:style style:name="P11" style:family="paragraph" style:parent-style-name="Standard">
      <style:text-properties officeooo:rsid="001e7884" officeooo:paragraph-rsid="001e7884"/>
    </style:style>
    <style:style style:name="P12" style:family="paragraph" style:parent-style-name="Standard">
      <style:text-properties officeooo:rsid="001f6fed" officeooo:paragraph-rsid="001f6fed"/>
    </style:style>
    <style:style style:name="P13" style:family="paragraph" style:parent-style-name="Standard">
      <style:text-properties officeooo:rsid="001fc448" officeooo:paragraph-rsid="001fc448"/>
    </style:style>
    <style:style style:name="P14" style:family="paragraph" style:parent-style-name="Standard">
      <style:text-properties officeooo:rsid="001fc448" officeooo:paragraph-rsid="00293bcd"/>
    </style:style>
    <style:style style:name="P15" style:family="paragraph" style:parent-style-name="Standard">
      <style:text-properties officeooo:rsid="0021ab97" officeooo:paragraph-rsid="0021ab97"/>
    </style:style>
    <style:style style:name="P16" style:family="paragraph" style:parent-style-name="Standard">
      <style:text-properties officeooo:rsid="0025a5d7" officeooo:paragraph-rsid="0025a5d7"/>
    </style:style>
    <style:style style:name="P17" style:family="paragraph" style:parent-style-name="Standard">
      <style:text-properties officeooo:rsid="0028315a" officeooo:paragraph-rsid="0028315a"/>
    </style:style>
    <style:style style:name="P18" style:family="paragraph" style:parent-style-name="Standard">
      <style:text-properties officeooo:rsid="0029835a" officeooo:paragraph-rsid="0029835a"/>
    </style:style>
    <style:style style:name="P19" style:family="paragraph" style:parent-style-name="Standard">
      <style:text-properties officeooo:rsid="002a8ec2" officeooo:paragraph-rsid="002a8ec2"/>
    </style:style>
    <style:style style:name="P20" style:family="paragraph" style:parent-style-name="Standard">
      <style:text-properties officeooo:rsid="0041c056" officeooo:paragraph-rsid="0041c056"/>
    </style:style>
    <style:style style:name="P21" style:family="paragraph" style:parent-style-name="Standard">
      <style:text-properties officeooo:rsid="0043b6b6" officeooo:paragraph-rsid="0043b6b6"/>
    </style:style>
    <style:style style:name="P22" style:family="paragraph" style:parent-style-name="Standard">
      <style:text-properties officeooo:rsid="004e9879" officeooo:paragraph-rsid="004e9879"/>
    </style:style>
    <style:style style:name="P23" style:family="paragraph" style:parent-style-name="Standard">
      <style:text-properties officeooo:paragraph-rsid="004e9879"/>
    </style:style>
    <style:style style:name="P24" style:family="paragraph" style:parent-style-name="Standard">
      <style:text-properties officeooo:paragraph-rsid="004f78c7"/>
    </style:style>
    <style:style style:name="P25" style:family="paragraph" style:parent-style-name="Standard">
      <style:text-properties officeooo:rsid="0050b2af" officeooo:paragraph-rsid="0050b2af"/>
    </style:style>
    <style:style style:name="P26" style:family="paragraph" style:parent-style-name="Standard">
      <style:text-properties officeooo:rsid="00522c77" officeooo:paragraph-rsid="00522c77"/>
    </style:style>
    <style:style style:name="P27" style:family="paragraph" style:parent-style-name="Standard">
      <style:text-properties officeooo:rsid="0058492b" officeooo:paragraph-rsid="0058492b"/>
    </style:style>
    <style:style style:name="P28" style:family="paragraph" style:parent-style-name="Standard">
      <style:text-properties officeooo:rsid="005c0757" officeooo:paragraph-rsid="005c0757"/>
    </style:style>
    <style:style style:name="P29" style:family="paragraph" style:parent-style-name="Standard">
      <style:text-properties officeooo:rsid="005d61fe" officeooo:paragraph-rsid="005d61fe"/>
    </style:style>
    <style:style style:name="P30" style:family="paragraph" style:parent-style-name="Standard">
      <style:text-properties officeooo:paragraph-rsid="00679a95"/>
    </style:style>
    <style:style style:name="P31" style:family="paragraph" style:parent-style-name="Standard">
      <style:text-properties officeooo:paragraph-rsid="006d5ed1"/>
    </style:style>
    <style:style style:name="P32" style:family="paragraph" style:parent-style-name="Standard">
      <style:text-properties officeooo:paragraph-rsid="0070564c"/>
    </style:style>
    <style:style style:name="P33" style:family="paragraph" style:parent-style-name="Standard">
      <style:text-properties officeooo:rsid="00752fb2" officeooo:paragraph-rsid="00752fb2"/>
    </style:style>
    <style:style style:name="P34" style:family="paragraph" style:parent-style-name="Standard">
      <style:text-properties officeooo:rsid="00754be6" officeooo:paragraph-rsid="00754be6"/>
    </style:style>
    <style:style style:name="P35" style:family="paragraph" style:parent-style-name="Standard">
      <style:text-properties fo:color="#1a237e" loext:opacity="100%"/>
    </style:style>
    <style:style style:name="P36" style:family="paragraph" style:parent-style-name="Text_20_body">
      <style:text-properties officeooo:rsid="002f2bd8" officeooo:paragraph-rsid="002f2bd8"/>
    </style:style>
    <style:style style:name="P37" style:family="paragraph" style:parent-style-name="Text_20_body">
      <style:text-properties officeooo:rsid="0037843c" officeooo:paragraph-rsid="0037843c"/>
    </style:style>
    <style:style style:name="P38" style:family="paragraph" style:parent-style-name="Text_20_body">
      <style:text-properties officeooo:rsid="00391ea5" officeooo:paragraph-rsid="00391ea5"/>
    </style:style>
    <style:style style:name="T1" style:family="text">
      <style:text-properties officeooo:rsid="0010bef2"/>
    </style:style>
    <style:style style:name="T2" style:family="text">
      <style:text-properties officeooo:rsid="001105e9"/>
    </style:style>
    <style:style style:name="T3" style:family="text">
      <style:text-properties officeooo:rsid="00143e67"/>
    </style:style>
    <style:style style:name="T4" style:family="text">
      <style:text-properties officeooo:rsid="00158b82"/>
    </style:style>
    <style:style style:name="T5" style:family="text">
      <style:text-properties officeooo:rsid="001a7823"/>
    </style:style>
    <style:style style:name="T6" style:family="text">
      <style:text-properties officeooo:rsid="001d7835"/>
    </style:style>
    <style:style style:name="T7" style:family="text">
      <style:text-properties officeooo:rsid="001e7884"/>
    </style:style>
    <style:style style:name="T8" style:family="text">
      <style:text-properties officeooo:rsid="0020d486"/>
    </style:style>
    <style:style style:name="T9" style:family="text">
      <style:text-properties officeooo:rsid="0020f84e"/>
    </style:style>
    <style:style style:name="T10" style:family="text">
      <style:text-properties officeooo:rsid="0021ab97"/>
    </style:style>
    <style:style style:name="T11" style:family="text">
      <style:text-properties officeooo:rsid="002750cf"/>
    </style:style>
    <style:style style:name="T12" style:family="text">
      <style:text-properties officeooo:rsid="003121f3"/>
    </style:style>
    <style:style style:name="T13" style:family="text">
      <style:text-properties officeooo:rsid="0032d119"/>
    </style:style>
    <style:style style:name="T14" style:family="text">
      <style:text-properties officeooo:rsid="00346583"/>
    </style:style>
    <style:style style:name="T15" style:family="text">
      <style:text-properties officeooo:rsid="003b6b2e"/>
    </style:style>
    <style:style style:name="T16" style:family="text">
      <style:text-properties officeooo:rsid="00411b9e"/>
    </style:style>
    <style:style style:name="T17" style:family="text">
      <style:text-properties officeooo:rsid="004897f9"/>
    </style:style>
    <style:style style:name="T18" style:family="text">
      <style:text-properties officeooo:rsid="004bcd17"/>
    </style:style>
    <style:style style:name="T19" style:family="text">
      <style:text-properties officeooo:rsid="004c696d"/>
    </style:style>
    <style:style style:name="T20" style:family="text">
      <style:text-properties officeooo:rsid="004eedcf"/>
    </style:style>
    <style:style style:name="T21" style:family="text">
      <style:text-properties officeooo:rsid="0050b2af"/>
    </style:style>
    <style:style style:name="T22" style:family="text">
      <style:text-properties officeooo:rsid="0052aca8"/>
    </style:style>
    <style:style style:name="T23" style:family="text">
      <style:text-properties officeooo:rsid="00541942"/>
    </style:style>
    <style:style style:name="T24" style:family="text">
      <style:text-properties officeooo:rsid="0055d446"/>
    </style:style>
    <style:style style:name="T25" style:family="text">
      <style:text-properties officeooo:rsid="00566705"/>
    </style:style>
    <style:style style:name="T26" style:family="text">
      <style:text-properties officeooo:rsid="0058492b"/>
    </style:style>
    <style:style style:name="T27" style:family="text">
      <style:text-properties officeooo:rsid="005d61fe"/>
    </style:style>
    <style:style style:name="T28" style:family="text">
      <style:text-properties officeooo:rsid="005e8838"/>
    </style:style>
    <style:style style:name="T29" style:family="text">
      <style:text-properties officeooo:rsid="0063667d"/>
    </style:style>
    <style:style style:name="T30" style:family="text">
      <style:text-properties officeooo:rsid="006455c5"/>
    </style:style>
    <style:style style:name="T31" style:family="text">
      <style:text-properties officeooo:rsid="006671a3"/>
    </style:style>
    <style:style style:name="T32" style:family="text">
      <style:text-properties officeooo:rsid="00679a95"/>
    </style:style>
    <style:style style:name="T33" style:family="text">
      <style:text-properties officeooo:rsid="0069826e"/>
    </style:style>
    <style:style style:name="T34" style:family="text">
      <style:text-properties officeooo:rsid="0069e5c6"/>
    </style:style>
    <style:style style:name="T35" style:family="text">
      <style:text-properties officeooo:rsid="0071a377"/>
    </style:style>
    <style:style style:name="T36" style:family="text">
      <style:text-properties officeooo:rsid="00723be2"/>
    </style:style>
    <style:style style:name="T37" style:family="text">
      <style:text-properties officeooo:rsid="0072cffe"/>
    </style:style>
    <style:style style:name="T38" style:family="text">
      <style:text-properties officeooo:rsid="00798cad"/>
    </style:style>
    <style:style style:name="T39" style:family="text">
      <style:text-properties officeooo:rsid="007a8c7d"/>
    </style:style>
    <style:style style:name="T40" style:family="text">
      <style:text-properties officeooo:rsid="007b7549"/>
    </style:style>
    <style:style style:name="T41" style:family="text">
      <style:text-properties officeooo:rsid="007d3928"/>
    </style:style>
    <style:style style:name="T42" style:family="text">
      <style:text-properties officeooo:rsid="007d6b8a"/>
    </style:style>
    <style:style style:name="T43" style:family="text">
      <style:text-properties fo:color="#c9211e" loext:opacity="100%"/>
    </style:style>
    <style:style style:name="T44" style:family="text">
      <style:text-properties fo:color="#1a237e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Killer Shell training <text:span text:style-name="T2">scenario</text:span></text:p>
      <text:h text:style-name="Heading_20_1" text:outline-level="1"><text:span text:style-name="T1">VIM</text:span> setup</text:h>
      <text:p text:style-name="P5">vim ~/.vimrc</text:p>
      <text:p text:style-name="P5">set expandtab</text:p>
      <text:p text:style-name="P5">set tabstop=2</text:p>
      <text:p text:style-name="P5">set shiftwidth=2</text:p>
      <text:p text:style-name="P4"/>
      <text:h text:style-name="Heading_20_1" text:outline-level="1">API crash server</text:h>
      <text:p text:style-name="Text_20_body"/>
      <text:p text:style-name="Text_20_body"/>
      <text:h text:style-name="Heading_20_1" text:outline-level="1">User permissions using RBAC</text:h>
      <text:p text:style-name="P4">https://killercoda.com/killer-shell-cka/scenario/rbac-user-permissions</text:p>
      <text:p text:style-name="P4">User smoke should be able to create/delete Pods, Deployments and StatefulSets. In an “applications” namespace.</text:p>
      <text:p text:style-name="P4"/>
      <text:p text:style-name="P4">k -n applications create role smoke --verb create,delete --resource pods,deployments,sts</text:p>
      <text:p text:style-name="P4">k -n applications get role smoke -o yaml</text:p>
      <text:p text:style-name="P4"/>
      <text:h text:style-name="P1" text:outline-level="1"/>
      <text:h text:style-name="P2" text:outline-level="1">Kube API server</text:h>
      <text:p text:style-name="P6"><text:span text:style-name="T3"># </text:span>Should be a kube-apiserver-* running</text:p>
      <text:p text:style-name="P6">k -n kube-system get pod</text:p>
      <text:p text:style-name="P6">crictl <text:span text:style-name="T4">ps</text:span></text:p>
      <text:p text:style-name="P6">crictl logs --tail=100 &lt;<text:span text:style-name="T5">containerId&gt;</text:span></text:p>
      <text:p text:style-name="P6"/>
      <text:h text:style-name="P3" text:outline-level="2"><text:span text:style-name="T13">Crash</text:span></text:h>
      <text:h text:style-name="Heading_20_3" text:outline-level="3"><text:span text:style-name="T14">W</text:span>rong argument</text:h>
      <text:p text:style-name="P7"># Backup and update kube-apiserver config file with a dummy option.</text:p>
      <text:p text:style-name="P9">vim /etc/kubernetes/manifests/kube-apiserver.yaml</text:p>
      <text:p text:style-name="P6"/>
      <text:p text:style-name="P10"><text:span text:style-name="T7">#</text:span># Troublesho<text:span text:style-name="T6">o</text:span>t.</text:p>
      <text:p text:style-name="P11"># Observe container is not restarting (no kube-apiserver).</text:p>
      <text:p text:style-name="P11">critcl ps<text:line-break/>k -n kube-system get pod</text:p>
      <text:p text:style-name="P12"># Can’t use kubectl.<text:line-break/>k -n kube-system get pod</text:p>
      <text:p text:style-name="P13"># See the pod’s logs, <text:span text:style-name="T9">unknown dummy option.</text:span></text:p>
      <text:p text:style-name="P13"><text:span text:style-name="T10">tail -100</text:span> /var/log/pods/kube-system_kube-apiserver-controlplane_<text:span text:style-name="T8">*</text:span>/kube-apiserver/<text:span text:style-name="T8">X</text:span>.log</text:p>
      <text:p text:style-name="P15">tail -100 /var/log/containers/kube-apiserver-controlplane_kube-system_kube-apiserver-*.log</text:p>
      <text:p text:style-name="P6"/>
      <text:h text:style-name="Heading_20_3" text:outline-level="3">Wrong etcd connection</text:h>
      <text:p text:style-name="P8"># Backup and update kube-apiserver config file with a dummy –<text:span text:style-name="T11">etcd-servers option</text:span>.</text:p>
      <text:p text:style-name="P16">vim /etc/kubernetes/manifests/kube-apiserver.yaml</text:p>
      <text:p text:style-name="P16"/>
      <text:p text:style-name="P17"># In pod log file, see Err : connection error.</text:p>
      <text:p text:style-name="P14"><text:span text:style-name="T10">tail -100</text:span> /var/log/pods/kube-system_kube-apiserver-controlplane_<text:span text:style-name="T8">*</text:span>/kube-apiserver/<text:span text:style-name="T8">X</text:span>.log</text:p>
      <text:p text:style-name="P14"/>
      <text:p text:style-name="P18"># In container’s logs, see the same error.<text:line-break/># Get the container Id (keep restarting / changing).</text:p>
      <text:p text:style-name="P18">crictl ps -a </text:p>
      <text:p text:style-name="P19">critcl logs &lt;id&gt;</text:p>
      <text:p text:style-name="P19"/>
      <text:p text:style-name="P19"># Syslog.<text:line-break/>journalctl | grep apiserver</text:p>
      <text:p text:style-name="P19">cat /var/log/syslog | grep apiserver</text:p>
      <text:p text:style-name="P19"/>
      <text:h text:style-name="Heading_20_3" text:outline-level="3">Invalid server manifest</text:h>
      <text:p text:style-name="P36"># Mess up the YAML format of /etc/kubernetes/manifests/kube-apiserver.yaml<text:line-break/><text:span text:style-name="T12"># Nothing in pod / container logs, they are not even started.<text:line-break/># In syslog, parse error.<text:line-break/>tail -f /var/log/syslog | grep apiserver</text:span></text:p>
      <text:p text:style-name="P36"/>
      <text:h text:style-name="Heading_20_2" text:outline-level="2">Misconfiguration</text:h>
      <text:p text:style-name="P37">3 misconfigurations errors to fix.</text:p>
      <text:p text:style-name="P38">Syslog, containers and pod logs.</text:p>
      <text:p text:style-name="P19"/>
      <text:h text:style-name="Heading_20_1" text:outline-level="1"><text:soft-page-break/><text:span text:style-name="T15">Application (d</text:span>eployment<text:span text:style-name="T15">s)</text:span></text:h>
      <text:h text:style-name="Heading_20_2" text:outline-level="2">Misconfiguration</text:h>
      <text:p text:style-name="Standard"># See event to know what’s wrong with deployments <text:span text:style-name="T16">(configmap not found issue)</text:span>.</text:p>
      <text:p text:style-name="Standard">kubectl get events</text:p>
      <text:p text:style-name="Standard"/>
      <text:p text:style-name="P20"># List configmaps in namespace, see the right configmap name.</text:p>
      <text:p text:style-name="P20">kubectl get configmaps -n &lt;ns&gt;</text:p>
      <text:p text:style-name="P20"/>
      <text:p text:style-name="P20"># Edit deployment and update wrong configmap name.</text:p>
      <text:p text:style-name="P21">kubectl edit deployment &lt;depName&gt; -n &lt;ns&gt; </text:p>
      <text:p text:style-name="Standard"/>
      <text:h text:style-name="Heading_20_2" text:outline-level="2">Multi container<text:span text:style-name="T17">s</text:span> applications</text:h>
      <text:p text:style-name="Standard"># Get deployments and pods.</text:p>
      <text:p text:style-name="Standard">kubectl get deplyments</text:p>
      <text:p text:style-name="Standard">kubectl get pods</text:p>
      <text:p text:style-name="Standard"/>
      <text:p text:style-name="Standard"># Write all containers’s logs to a file.</text:p>
      <text:p text:style-name="Standard">kubectl -n &lt;ns&gt; logs &lt;podName&gt; --all-<text:span text:style-name="T18">containers=true &gt; /</text:span><text:span text:style-name="T19">root/logs.log</text:span></text:p>
      <text:p text:style-name="Standard"/>
      <text:p text:style-name="P22"># Or, separatly.</text:p>
      <text:p text:style-name="P23">kubectl -n &lt;ns&gt; logs &lt;podName&gt; -<text:span text:style-name="T20">c nginx</text:span><text:span text:style-name="T18"> &gt;&gt; /</text:span><text:span text:style-name="T19">root/logs.log</text:span></text:p>
      <text:p text:style-name="P24">kubectl -n &lt;ns&gt; logs &lt;podName&gt; -<text:span text:style-name="T20">c </text:span><text:span text:style-name="T21">httpd</text:span><text:span text:style-name="T18"> &gt;&gt; /</text:span><text:span text:style-name="T19">root/logs.log</text:span></text:p>
      <text:p text:style-name="P24"/>
      <text:p text:style-name="P25"># See the issue is both containers listen on port 80, update that in the deployment (would require specific settings).</text:p>
      <text:p text:style-name="P26"># Or just remove one container.</text:p>
      <text:p text:style-name="P26">k<text:span text:style-name="T22">ubectl</text:span> edit deployment &lt;<text:span text:style-name="T22">name&gt;</text:span> -n &lt;<text:span text:style-name="T22">ns&gt;</text:span></text:p>
      <text:p text:style-name="P26"/>
      <text:h text:style-name="Heading_20_1" text:outline-level="1">ConfigMap Access in Pods</text:h>
      <text:p text:style-name="Text_20_body">kubectl create cm &lt;<text:span text:style-name="T23">name&gt;</text:span> --from-literal<text:span text:style-name="T24">=&lt;key&gt;</text:span>=&lt;<text:span text:style-name="T24">value&gt;<text:line-break/></text:span><text:span text:style-name="T25">kubectl get cm &lt;name&gt; -o yaml | tee /root/cm.yaml</text:span></text:p>
      <text:p text:style-name="Text_20_body"/>
      <text:h text:style-name="Heading_20_1" text:outline-level="1">Ingress creation</text:h>
      <text:p text:style-name="P28"># Two deployments in a namespace should be exposed as <text:span text:style-name="T27">service type </text:span>cluster<text:span text:style-name="T28">I</text:span>p.</text:p>
      <text:p text:style-name="P27">k -n world expose deploy europe --port 80</text:p>
      <text:p text:style-name="P27">k -n world expose deploy asia --port 80</text:p>
      <text:p text:style-name="P27"/>
      <text:p text:style-name="P27"># Same effect than following.</text:p>
      <text:p text:style-name="Standard"><text:span text:style-name="T26">k</text:span> create service clusterip europe -n world --tcp 80:80</text:p>
      <text:p text:style-name="Standard">k create service clusterip <text:span text:style-name="T26">asia</text:span> -n world --tcp 80:80</text:p>
      <text:p text:style-name="Standard"/>
      <text:p text:style-name="P29">Create an ingress with two routes, pointing on the to services</text:p>
      <text:p text:style-name="P29">apiVersion: networking.k8s.io/v1</text:p>
      <text:p text:style-name="P29">kind: Ingress</text:p>
      <text:p text:style-name="P29">metadata:</text:p>
      <text:p text:style-name="P29"><text:s text:c="2"/>name: world</text:p>
      <text:p text:style-name="P29"><text:s text:c="2"/>namespace: world</text:p>
      <text:p text:style-name="P29"><text:s text:c="2"/>annotations:</text:p>
      <text:p text:style-name="P29"><text:s text:c="4"/># this annotation removes the need for a trailing slash when calling urls</text:p>
      <text:p text:style-name="P29"><text:s text:c="4"/># but it is not necessary for solving this scenario</text:p>
      <text:p text:style-name="P29"><text:soft-page-break/><text:s text:c="4"/>nginx.ingress.kubernetes.io/rewrite-target: /</text:p>
      <text:p text:style-name="P29">spec:</text:p>
      <text:p text:style-name="P29"><text:s text:c="2"/>ingressClassName: nginx # k get ingressclass</text:p>
      <text:p text:style-name="P29"><text:s text:c="2"/>rules:</text:p>
      <text:p text:style-name="P29"><text:s text:c="2"/>- host: "world.universe.mine"</text:p>
      <text:p text:style-name="P29"><text:s text:c="4"/>http:</text:p>
      <text:p text:style-name="P29"><text:s text:c="6"/>paths:</text:p>
      <text:p text:style-name="P29"><text:s text:c="6"/>- path: /europe</text:p>
      <text:p text:style-name="P29"><text:s text:c="8"/>pathType: Prefix</text:p>
      <text:p text:style-name="P29"><text:s text:c="8"/>backend:</text:p>
      <text:p text:style-name="P29"><text:s text:c="10"/>service:</text:p>
      <text:p text:style-name="P29"><text:s text:c="12"/>name: europe</text:p>
      <text:p text:style-name="P29"><text:s text:c="12"/>port:</text:p>
      <text:p text:style-name="P29"><text:s text:c="14"/>number: 80</text:p>
      <text:p text:style-name="P29"><text:s text:c="6"/>- path: /asia</text:p>
      <text:p text:style-name="P29"><text:s text:c="8"/>pathType: Prefix</text:p>
      <text:p text:style-name="P29"><text:s text:c="8"/>backend:</text:p>
      <text:p text:style-name="P29"><text:s text:c="10"/>service:</text:p>
      <text:p text:style-name="P29"><text:s text:c="12"/>name: asia</text:p>
      <text:p text:style-name="P29"><text:s text:c="12"/>port:</text:p>
      <text:p text:style-name="P29"><text:s text:c="14"/>number: 80</text:p>
      <text:p text:style-name="P29"/>
      <text:h text:style-name="Heading_20_1" text:outline-level="1">NetworkPolicy namespace <text:span text:style-name="T34">selector</text:span></text:h>
      <text:p text:style-name="P33">Two network policies in two namespaces, space1 only allowing egress trafic to space2 (except DNS) and space2 only allowing ingress trafic from space1.</text:p>
      <text:p text:style-name="P33"/>
      <text:p text:style-name="P34"># Get namspace labels.</text:p>
      <text:p text:style-name="P34">k get ns --show-labels</text:p>
      <text:p text:style-name="Standard"/>
      <text:p text:style-name="Standard">apiVersion: networking.k8s.io/v1</text:p>
      <text:p text:style-name="Standard">kind: NetworkPolicy</text:p>
      <text:p text:style-name="Standard">metadata:</text:p>
      <text:p text:style-name="Standard"><text:s text:c="2"/>name: <text:span text:style-name="T29">np</text:span></text:p>
      <text:p text:style-name="Standard"><text:s text:c="2"/>namespace: <text:span text:style-name="T30">space1</text:span></text:p>
      <text:p text:style-name="Standard">spec:</text:p>
      <text:p text:style-name="Standard"><text:s text:c="2"/>podSelector: <text:span text:style-name="T31">{}</text:span></text:p>
      <text:p text:style-name="Standard"><text:s text:c="2"/>policyTypes:</text:p>
      <text:p text:style-name="Standard"><text:s text:c="4"/>- Egress</text:p>
      <text:p text:style-name="Standard"><text:s text:c="2"/>egress:</text:p>
      <text:p text:style-name="Standard"><text:s text:c="4"/>- to:</text:p>
      <text:p text:style-name="Standard"><text:s text:c="6"/>- namespaceSelector:</text:p>
      <text:p text:style-name="Standard"><text:s text:c="10"/>matchLabels:</text:p>
      <text:p text:style-name="Standard"><text:s text:c="12"/>kubernetes.io/metadata.name: space2</text:p>
      <text:p text:style-name="Standard"><text:s text:c="4"/>- ports:</text:p>
      <text:p text:style-name="Standard"><text:s text:c="6"/>- protocol: TCP</text:p>
      <text:p text:style-name="Standard"><text:s text:c="8"/>port: <text:span text:style-name="T32">53</text:span></text:p>
      <text:p text:style-name="P31"><text:s text:c="6"/>- protocol: <text:span text:style-name="T33">UDP</text:span></text:p>
      <text:p text:style-name="P30"><text:s text:c="8"/>port: <text:span text:style-name="T32">53</text:span></text:p>
      <text:p text:style-name="P30"/>
      <text:p text:style-name="P32">apiVersion: networking.k8s.io/v1</text:p>
      <text:p text:style-name="P32">kind: NetworkPolicy</text:p>
      <text:p text:style-name="P32">metadata:</text:p>
      <text:p text:style-name="P32"><text:s text:c="2"/>name: <text:span text:style-name="T29">np</text:span></text:p>
      <text:p text:style-name="P32"><text:s text:c="2"/>namespace: <text:span text:style-name="T30">space</text:span><text:span text:style-name="T35">2</text:span></text:p>
      <text:p text:style-name="P32">spec:</text:p>
      <text:p text:style-name="P32"><text:s text:c="2"/>podSelector: <text:span text:style-name="T31">{}</text:span></text:p>
      <text:p text:style-name="P32"><text:s text:c="2"/>policyTypes:</text:p>
      <text:p text:style-name="P32"><text:soft-page-break/><text:s text:c="4"/>- <text:span text:style-name="T36">Ingress</text:span></text:p>
      <text:p text:style-name="P32"><text:s text:c="2"/><text:span text:style-name="T37">ingress</text:span>:</text:p>
      <text:p text:style-name="P32"><text:s text:c="4"/>- <text:span text:style-name="T37">from</text:span>:</text:p>
      <text:p text:style-name="P32"><text:s text:c="6"/>- namespaceSelector:</text:p>
      <text:p text:style-name="P32"><text:s text:c="10"/>matchLabels:</text:p>
      <text:p text:style-name="P32"><text:s text:c="12"/>kubernetes.io/metadata.name: space<text:span text:style-name="T37">1</text:span></text:p>
      <text:p text:style-name="P32"/>
      <text:h text:style-name="Heading_20_1" text:outline-level="1">Scheduling priority</text:h>
      <text:p text:style-name="Standard"># Get priority class, <text:span text:style-name="T39">generate the basic pod spec file </text:span><text:span text:style-name="T41">(--dry-run=client generate</text:span><text:span text:style-name="T42">s</text:span><text:span text:style-name="T41"> the yaml not sending any request)</text:span><text:span text:style-name="T39">.</text:span></text:p>
      <text:p text:style-name="Standard">k<text:span text:style-name="T38">ubectl</text:span> get priorityclass<text:line-break/>k<text:span text:style-name="T39">ubectl</text:span> -n &lt;<text:span text:style-name="T39">ns&gt;</text:span> run &lt;<text:span text:style-name="T39">podName</text:span>&gt; --image=&lt;<text:span text:style-name="T40">image&gt;</text:span> -o yaml --dry-run=client &gt; pod.yaml</text:p>
      <text:p text:style-name="Standard"/>
      <text:p text:style-name="Standard">apiVersion: v1</text:p>
      <text:p text:style-name="Standard">kind: Pod</text:p>
      <text:p text:style-name="Standard">metadata:</text:p>
      <text:p text:style-name="Standard"><text:s text:c="2"/>labels:</text:p>
      <text:p text:style-name="Standard"><text:s text:c="4"/>run: important</text:p>
      <text:p text:style-name="Standard"><text:s text:c="2"/>name: important</text:p>
      <text:p text:style-name="Standard"><text:s text:c="2"/>namespace: lion</text:p>
      <text:p text:style-name="Standard">spec:</text:p>
      <text:p text:style-name="Standard"><text:s text:c="2"/><text:span text:style-name="T44">priorityClassName: level3</text:span></text:p>
      <text:p text:style-name="Standard"><text:s text:c="2"/>containers:</text:p>
      <text:p text:style-name="Standard"><text:s text:c="2"/>- image: nginx:1.21.6-alpine</text:p>
      <text:p text:style-name="Standard"><text:s text:c="4"/>name: important</text:p>
      <text:p text:style-name="P35"><text:s text:c="4"/>resources:</text:p>
      <text:p text:style-name="P35"><text:s text:c="6"/>requests:</text:p>
      <text:p text:style-name="P35"><text:s text:c="8"/>memory: 1Gi</text:p>
      <text:p text:style-name="Standard"><text:s text:c="2"/>dnsPolicy: ClusterFirst</text:p>
      <text:p text:style-name="Standard"><text:s text:c="2"/>restartPolicy: Alway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30T14:26:12.330246898</meta:creation-date>
    <dc:date>2023-12-30T22:53:20.679723511</dc:date>
    <meta:editing-duration>PT8H26M15S</meta:editing-duration>
    <meta:editing-cycles>110</meta:editing-cycles>
    <meta:generator>LibreOffice/7.5.9.2$Linux_X86_64 LibreOffice_project/50$Build-2</meta:generator>
    <meta:document-statistic meta:table-count="0" meta:image-count="0" meta:object-count="0" meta:page-count="5" meta:paragraph-count="159" meta:word-count="694" meta:character-count="5215" meta:non-whitespace-character-count="4351"/>
  </office:meta>
</office:document-meta>
</file>